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cm" svg:height="2.5cm" svg:x="7.2cm" svg:y="3.1cm">
          <text:p text:style-name="P1">Main 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9cm" svg:height="2.5cm" svg:x="2.4cm" svg:y="6.9cm">
          <text:p text:style-name="P1">generadorAv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9cm" svg:height="2.5cm" svg:x="10.9cm" svg:y="6.9cm">
          <text:p text:style-name="P1">consumerAv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8cm" svg:height="2.5cm" svg:x="11.3cm" svg:y="11.4cm">
          <text:p text:style-name="P1">dispatcherAv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cm" svg:height="2.5cm" svg:x="2.4cm" svg:y="15.6cm">
          <text:p text:style-name="P1">controla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cm" svg:height="2.5cm" svg:x="5cm" svg:y="19.1cm">
          <text:p text:style-name="P1">controla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cm" svg:height="2.5cm" svg:x="14.7cm" svg:y="19.2cm">
          <text:p text:style-name="P1">controla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2cm" svg:y1="5.4cm" svg:x2="6.8cm" svg:y2="7.1cm">
          <text:p/>
        </draw:line>
        <draw:line draw:style-name="gr2" draw:text-style-name="P1" draw:layer="layout" svg:x1="11.3cm" svg:y1="5.3cm" svg:x2="12.7cm" svg:y2="7.1cm">
          <text:p/>
        </draw:line>
        <draw:line draw:style-name="gr2" draw:text-style-name="P1" draw:layer="layout" svg:x1="13.8cm" svg:y1="9.4cm" svg:x2="13.9cm" svg:y2="11.4cm">
          <text:p/>
        </draw:line>
        <draw:line draw:style-name="gr2" draw:text-style-name="P1" draw:layer="layout" svg:x1="12.3cm" svg:y1="13.6cm" svg:x2="6.5cm" svg:y2="16cm">
          <text:p/>
        </draw:line>
        <draw:line draw:style-name="gr2" draw:text-style-name="P1" draw:layer="layout" svg:x1="13.1cm" svg:y1="13.8cm" svg:x2="9cm" svg:y2="19.4cm">
          <text:p/>
        </draw:line>
        <draw:line draw:style-name="gr2" draw:text-style-name="P1" draw:layer="layout" svg:x1="15.7cm" svg:y1="13.6cm" svg:x2="17.3cm" svg:y2="19.1cm">
          <text:p/>
        </draw:line>
        <draw:custom-shape draw:style-name="gr3" draw:text-style-name="P2" draw:layer="layout" svg:width="4cm" svg:height="1.2cm" svg:x="10.2cm" svg:y="20.1cm">
          <text:p text:style-name="P2"><text:span text:style-name="T1">. . 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 </meta:initial-creator>
    <meta:creation-date>2013-10-24T19:46:47.641791235</meta:creation-date>
    <dc:date>2013-10-24T19:54:32.997559133</dc:date>
    <dc:creator>migue </dc:creator>
    <meta:editing-duration>P0D</meta:editing-duration>
    <meta:editing-cycles>1</meta:editing-cycles>
    <meta:document-statistic meta:object-count="14"/>
    <meta:generator>LibreOffice/4.1.1.2$Linux_X86_64 LibreOffice_project/410m0$Build-2</meta:generator>
  </office:meta>
</office:document-meta>
</file>